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span text:style-name="rststyle-whitespace"> </text:span>
        <text:span text:style-name="rststyle-whitespace"> </text:span>
        <text:span text:style-name="rststyle-whitespace"> </text:span>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pan text:style-name="rststyle-whitespace"> </text:span>
        <text:span text:style-name="rststyle-whitespace"> </text:span>
        <text:span text:style-name="rststyle-whitespace"> </text:span>
        <text:span text:style-name="rststyle-whitespace"> </text:span>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0</text:span>
        </text:span>
        <text:span text:style-name="rststyle-whitespace"> </text:span>
        <text:span text:style-name="rststyle-literal">
          <text:span text:style-name="rststyle-number">08</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0</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pan text:style-name="rststyle-whitespace">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elirtilen sayıda eski sürüme dönmek için (reset)
</text:span>
        </text:span>
        <text:span text:style-name="rststyle-whitespace"> </text:span>
        <text:span text:style-name="rststyle-whitespace"> </text:span>
        <text:span text:style-name="rststyle-whitespace">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pan text:style-name="rststyle-whitespace"> </text:span>
        <text:span text:style-name="rststyle-whitespace"> </text:span>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whitespace">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9</text:span>
        </text:span>
        <text:span text:style-name="rststyle-whitespace"> </text:span>
        <text:span text:style-name="rststyle-literal">
          <text:span text:style-name="rststyle-number">11</text:span>
        </text:span>
        <text:span text:style-name="rststyle-whitespace"> </text:span>
        <text:span text:style-name="rststyle-literal">
          <text:span text:style-name="rststyle-number">2023</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7</text:span>
        </text:span>
        <text:span text:style-name="rststyle-whitespace"> </text:span>
        <text:span text:style-name="rststyle-literal">
          <text:span text:style-name="rststyle-number">16</text:span>
        </text:span>
        <text:span text:style-name="rststyle-whitespace"> </text:span>
        <text:span text:style-name="rststyle-literal">
          <text:span text:style-name="rststyle-number">2022</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gitlab.com'</text:span></text:span></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literal"><text:span text:style-name="rststyle-string"><text:span text:style-name="rststyle-single">'https://sulincix@gitlab.com'</text:span></text:span></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whitespace"> </text:span><text:span text:style-name="rststyle-literal"><text:span text:style-name="rststyle-number">100</text:span></text:span><text:span text:style-name="rststyle-whitespace"> </text:span><text:span text:style-name="rststyle-operator">(</text:span><text:span text:style-name="rststyle-literal"><text:span text:style-name="rststyle-number">3</text:span></text:span><text:span text:style-name="rststyle-operator">)</text:span><text:span text:style-name="rststyle-whitespace"> </text:span><text:span text:style-name="rststyle-literal"><text:span text:style-name="rststyle-number">205</text:span></text:span><text:span text:style-name="rststyle-whitespace"> </text:span><text:span text:style-name="rststyle-whitespace"> </text:span><text:span text:style-name="rststyle-punctuation">|</text:span><text:span text:style-name="rststyle-whitespace"> </text:span><text:span text:style-name="rststyle-literal"><text:span text:style-name="rststyle-number">205</text:span></text:span><text:span text:style-name="rststyle-whitespace"> </text:span><text:span text:style-name="rststyle-whitespace"> </text:span><text:span text:style-name="rststyle-keyword">done</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operator">(</text:span><text:span text:style-name="rststyle-whitespace"> </text:span><text:span text:style-name="rststyle-literal"><text:span text:style-name="rststyle-number">0</text:span></text:span><text:span text:style-name="rststyle-operator">)</text:span><text:span text:style-name="rststyle-whitespace"> </text:span><text:span text:style-name="rststyle-whitespace"> </text:span><text:span text:style-name="rststyle-literal"><text:span text:style-name="rststyle-number">0</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1</text:span></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keyword">for</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whitespace"> </text:span><text:span text:style-name="rststyle-operator">(</text:span><text:span text:style-name="rststyle-whitespace"> </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span text:style-name="rststyle-whitespace"> </text:span><text:span text:style-name="rststyle-whitespace"> </text:span><text:span text:style-name="rststyle-keyword">in</text:span><text:span text:style-name="rststyle-whitespace"> </text:span><text:span text:style-name="rststyle-whitespace"> </text:span><text:span text:style-name="rststyle-literal"><text:span text:style-name="rststyle-number">3</text:span></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number">3</text:span></text:span><text:span text:style-name="rststyle-whitespace">
</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whitespace">
</text:span><text:span text:style-name="rststyle-operator">&lt;&lt;&lt;&lt;&lt;&lt;</text:span><text:span text:style-name="rststyle-whitespace"> </text:span><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span text:style-name="rststyle-operator">=======</text:span><text:span text:style-name="rststyle-whitespace">
</text:span><text:span text:style-name="rststyle-operator">(</text:span><text:span text:style-name="rststyle-literal"><text:span text:style-name="rststyle-string"><text:span text:style-name="rststyle-double">"hi world"</text:span></text:span></text:span><text:span text:style-name="rststyle-operator">)</text:span><text:span text:style-name="rststyle-whitespace">
</text:span><text:span text:style-name="rststyle-whitespace"> </text:span><text:span text:style-name="rststyle-whitespace"> </text:span><text:span text:style-name="rststyle-operator">(</text:span><text:span text:style-name="rststyle-operator">)</text:span><text:span text:style-name="rststyle-whitespace">
</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whitespace">
</text:span><text:span text:style-name="rststyle-operator">(</text:span><text:span text:style-name="rststyle-literal"><text:span text:style-name="rststyle-string"><text:span text:style-name="rststyle-double">"hello world"</text:span></text:span></text:span><text:span text:style-name="rststyle-operator">)</text:span><text:span text:style-name="rststyle-whitespace">
</text:span><text:p text:style-name="rststyle-textbody">Çakışma giderildikten sonra yeni commit oluşturup gönderebiliriz.</text:p><ns0:p ns0:style-name="rststyle-codeblock">$ git add main.py<ns0:line-break/>$ git commit -m "Çakışma giderildi"</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Ardından git push komutu ile sunucuya gönderilir.</text:p><ns0:p ns0:style-name="rststyle-codeblock">$ git push<ns0:line-break/>-&gt; To https://gitlab.com/sulincix/git-dersi.git<ns0:line-break/>-&gt; <ns0:s ns0:c="3"/>e2fe24f..19361f6 <ns0:s ns0:c="1"/>master -&gt; master</ns0:p><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span text:style-name="rststyle-whitespace"> </text:span><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ranch listeley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single">'development'</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Dallarda yapılan değişiklikleri birleştirmek için <text:span text:style-name="rststyle-quotation">git merge &lt;dal1&gt; &lt;dal2&gt;</text:span> komutu kullanılır.</text:p>
        <ns0:p ns0:style-name="rststyle-codeblock">$ git merge development master</ns0:p>
        <text:span text:style-name="rststyle-whitespace"> </text:span>
        <text:span text:style-name="rststyle-whitespace"> </text:span>
        <text:span text:style-name="rststyle-whitespace"> </text:span>
        <text:span text:style-name="rststyle-whitespace"> </text:span>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unucuya yollayalım.
</text:span>
        </text:span>
        <text:span text:style-name="rststyle-whitespace"> </text:span>
        <text:span text:style-name="rststyle-whitespace"> </text:span>
        <text:span text:style-name="rststyle-whitespace"> </text:span>
        <text:span text:style-name="rststyle-whitespace">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evelopment branchını silelim
</text:span>
        </text:span>
        <text:span text:style-name="rststyle-whitespace"> </text:span>
        <text:span text:style-name="rststyle-whitespace"> </text:span>
        <text:span text:style-name="rststyle-whitespace"> </text:span>
        <text:span text:style-name="rststyle-whitespace">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span text:style-name="rststyle-whitespace"> </text:span>
        <text:span text:style-name="rststyle-whitespace"> </text:span>
        <text:span text:style-name="rststyle-whitespace">
</text:span>
        <text:span text:style-name="rststyle-whitespace"> </text:span>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diğer remote üzerine gönderelim.
</text:span>
        </text:span>
        <text:span text:style-name="rststyle-whitespace"> </text:span>
        <text:span text:style-name="rststyle-whitespace"> </text:span>
        <text:span text:style-name="rststyle-whitespace">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remote silelim
</text:span>
        </text:span>
        <text:span text:style-name="rststyle-whitespace"> </text:span>
        <text:span text:style-name="rststyle-whitespace"> </text:span>
        <text:span text:style-name="rststyle-whitespace"> </text:span>
        <text:span text:style-name="rststyle-whitespace">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metin düzenleyicimizde aşağıdaki gibi metin bulunur.
</text:span>
        </text:span>
        <text:span text:style-name="rststyle-whitespace"> </text:span>
        <text:span text:style-name="rststyle-whitespace"> </text:span>
        <text:span text:style-name="rststyle-whitespace"> </text:span>
        <text:span text:style-name="rststyle-literal">
          <text:span text:style-name="rststyle-number">5</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4</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3</text:span>
        </text:span>
        <text:span text:style-name="rststyle-whitespace">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4-13T21:25:30</meta:creation-date>
    <dc:creator>a</dc:creator>
    <dc:date>2023-04-13T21:25:30</dc:date>
    <dc:language>en-US</dc:language>
    <meta:editing-cycles>1</meta:editing-cycles>
    <meta:editing-duration>PT00M01S</meta:editing-duration>
    <dc:title>Git kullanımı</dc:title>
  </office:meta>
</office:document-meta>
</file>